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4.19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3.6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3.19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2.94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="Line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6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="Extrémités_20_de_20_flèche_20_1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000000" loext:fill-use-slide-background="false" draw:textarea-horizontal-align="justify" draw:textarea-vertical-align="middle" draw:auto-grow-height="false" fo:min-height="0.198cm" fo:min-width="0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0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4cm" fo:min-width="0.798cm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3.646cm" fo:min-width="17.646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646cm" fo:min-width="2.396cm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7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12.096cm" fo:min-width="22.446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647cm" fo:min-width="1.896cm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.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844cm"/>
      <style:paragraph-properties style:writing-mode="lr-tb"/>
    </style:style>
    <style:style style:name="gr21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10.244cm" fo:min-width="33.946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3.075cm" fo:min-width="25.396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717cm" fo:min-width="3.146cm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1cm" fo:min-width="0.844cm"/>
      <style:paragraph-properties style:writing-mode="lr-tb"/>
    </style:style>
    <style:style style:name="gr25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4.504cm" fo:min-width="13.546cm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789cm" fo:min-width="2.016cm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.844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198cm" fo:padding-top="0.151cm" fo:padding-bottom="0.151cm" fo:padding-left="0.276cm" fo:padding-right="0.276cm"/>
      <style:paragraph-properties style:writing-mode="lr-tb"/>
    </style:style>
    <style:style style:name="gr29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99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5.69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3.548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2.798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.698cm" fo:min-width="4.69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729fcf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style:writing-mode="lr-tb"/>
      <style:text-properties style:font-name="Calibri"/>
    </style:style>
    <style:style style:name="T1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2" draw:id="id12" draw:layer="layout" svg:width="4.75cm" svg:height="2cm" svg:x="30.25cm" svg:y="4.05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75cm" svg:height="2cm" svg:x="16.3cm" svg:y="4.052cm">
          <text:p text:style-name="P1">Post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4.2cm" svg:height="2cm" svg:x="35.65cm" svg:y="32.4cm">
          <text:p text:style-name="P1">AnnonceSql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3.75cm" svg:height="2cm" svg:x="16.8cm" svg:y="24.05cm">
          <text:p text:style-name="P1">Controllers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75cm" svg:height="2cm" svg:x="7.7cm" svg:y="41.252cm">
          <text:p text:style-name="P1">Vie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5cm" svg:height="2cm" svg:x="2.75cm" svg:y="36.8cm">
          <text:p text:style-name="P1">View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75cm" svg:height="2cm" svg:x="5.1cm" svg:y="33.002cm">
          <text:p text:style-name="P1">ViewAnnon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.75cm" svg:height="2cm" svg:x="14.45cm" svg:y="41.252cm">
          <text:p text:style-name="P1">Layo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line-skew="2.449cm" svg:x1="8.075cm" svg:y1="26.1cm" svg:x2="7.475cm" svg:y2="33.002cm" draw:start-shape="id1" draw:start-glue-point="2" draw:end-shape="id2" draw:end-glue-point="0" svg:d="M8075 26100v5900h-600v1002" svg:viewBox="0 0 601 6903">
          <text:p/>
        </draw:connector>
        <draw:custom-shape draw:style-name="gr6" draw:text-style-name="P2" xml:id="id9" draw:id="id9" draw:layer="layout" svg:width="6.2cm" svg:height="2cm" svg:x="9.6cm" svg:y="12.5cm">
          <text:p text:style-name="P1">AnnoncesCheck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20.55cm" svg:y1="25.05cm" svg:x2="23.55cm" svg:y2="14.5cm" draw:start-shape="id3" draw:start-glue-point="1" draw:end-shape="id4" draw:end-glue-point="2" svg:d="M20550 25050h3000v-10550" svg:viewBox="0 0 3001 10551">
          <text:p/>
        </draw:connector>
        <draw:connector draw:style-name="gr8" draw:text-style-name="P4" draw:layer="layout" draw:line-skew="-0.026cm" svg:x1="4.5cm" svg:y1="38.8cm" svg:x2="10.075cm" svg:y2="41.252cm" draw:start-shape="id5" draw:start-glue-point="2" draw:end-shape="id6" draw:end-glue-point="0" svg:d="M4500 38800v1200h5575v1252" svg:viewBox="0 0 5576 2453">
          <text:p/>
        </draw:connector>
        <draw:custom-shape draw:style-name="gr9" draw:text-style-name="P5" xml:id="id7" draw:id="id7" draw:layer="layout" svg:width="1cm" svg:height="1cm" svg:x="12.45cm" svg:y="41.7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draw:type="line" svg:x1="13.45cm" svg:y1="42.252cm" svg:x2="14.45cm" svg:y2="42.252cm" draw:start-shape="id7" draw:start-glue-point="7" draw:end-shape="id8" draw:end-glue-point="3" svg:d="M13450 42252h1000" svg:viewBox="0 0 1001 1">
          <text:p/>
        </draw:connector>
        <draw:frame draw:style-name="gr11" draw:text-style-name="P6" draw:layer="layout" svg:width="0.853cm" svg:height="0.962cm" svg:x="13.75cm" svg:y="42.29cm">
          <draw:text-box>
            <text:p>1</text:p>
          </draw:text-box>
        </draw:frame>
        <draw:connector draw:style-name="gr7" draw:text-style-name="P3" draw:layer="layout" draw:line-skew="-1.026cm" svg:x1="12.7cm" svg:y1="12.5cm" svg:x2="18.675cm" svg:y2="6.052cm" draw:start-shape="id9" draw:start-glue-point="0" draw:end-shape="id10" draw:end-glue-point="2" svg:d="M12700 12500v-4250h5975v-2198" svg:viewBox="0 0 5976 6449">
          <text:p/>
        </draw:connector>
        <draw:connector draw:style-name="gr7" draw:text-style-name="P3" draw:layer="layout" draw:line-skew="-1.101cm" svg:x1="39.85cm" svg:y1="12.65cm" svg:x2="32.625cm" svg:y2="6.052cm" draw:start-shape="id11" draw:start-glue-point="0" draw:end-shape="id12" draw:end-glue-point="2" svg:d="M39850 12650v-4400h-7225v-2198" svg:viewBox="0 0 7226 6599">
          <text:p/>
        </draw:connector>
        <draw:connector draw:style-name="gr7" draw:text-style-name="P3" draw:layer="layout" draw:line-skew="-3.476cm" svg:x1="36.725cm" svg:y1="17.4cm" svg:x2="32.625cm" svg:y2="6.052cm" draw:start-shape="id13" draw:start-glue-point="0" draw:end-shape="id12" draw:end-glue-point="2" svg:d="M36725 17400v-9150h-4100v-2198" svg:viewBox="0 0 4101 11349">
          <text:p/>
        </draw:connector>
        <draw:custom-shape draw:style-name="gr1" draw:text-style-name="P2" xml:id="id1" draw:id="id1" draw:layer="layout" svg:width="4.75cm" svg:height="2cm" svg:x="5.7cm" svg:y="24.1cm">
          <text:p text:style-name="P1">Presenter </text:p>
          <draw:enhanced-geometry svg:viewBox="0 0 21600 21600" draw:type="rectangle" draw:enhanced-path="M 0 0 L 21600 0 21600 21600 0 21600 0 0 Z N"/>
        </draw:custom-shape>
        <draw:custom-shape draw:style-name="gr12" draw:text-style-name="P2" xml:id="id4" draw:id="id4" draw:layer="layout" svg:width="5.6cm" svg:height="2cm" svg:x="20.75cm" svg:y="12.5cm">
          <text:p text:style-name="P1">AnnonceAccess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draw:line-skew="4.69cm" svg:x1="37.75cm" svg:y1="32.4cm" svg:x2="26.035cm" svg:y2="14.746cm" draw:start-shape="id14" draw:start-glue-point="0" svg:d="M37750 32400v-4400h-11715v-13254" svg:viewBox="0 0 11716 17655">
          <text:p/>
        </draw:connector>
        <draw:frame draw:style-name="gr13" draw:text-style-name="P7" draw:layer="layout" svg:width="1.298cm" svg:height="0.89cm" svg:x="24.55cm" svg:y="12.05cm">
          <draw:text-box>
            <text:p><text:span text:style-name="T1">&lt;I&gt;</text:span></text:p>
          </draw:text-box>
        </draw:frame>
        <draw:connector draw:style-name="gr7" draw:text-style-name="P3" draw:layer="layout" svg:x1="8.075cm" svg:y1="24.1cm" svg:x2="9.6cm" svg:y2="13.5cm" draw:start-shape="id1" draw:start-glue-point="0" draw:end-shape="id9" draw:end-glue-point="3" svg:d="M8075 24100v-10600h1525" svg:viewBox="0 0 1526 10601">
          <text:p/>
        </draw:connector>
        <draw:custom-shape draw:style-name="gr14" draw:text-style-name="P4" draw:layer="layout" svg:width="18.25cm" svg:height="4cm" svg:x="4.25cm" svg:y="23.05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4" draw:layer="layout" svg:width="3cm" svg:height="1cm" svg:x="4.3cm" svg:y="22.05cm">
            <text:p/>
            <draw:enhanced-geometry svg:viewBox="0 0 21600 21600" draw:mirror-vertical="true" draw:type="rectangle" draw:enhanced-path="M 0 0 L 21600 0 21600 21600 0 21600 0 0 Z N"/>
          </draw:custom-shape>
          <draw:frame draw:style-name="gr16" draw:text-style-name="P6" draw:layer="layout" svg:width="2.403cm" svg:height="0.962cm" svg:x="4.4cm" svg:y="22.05cm">
            <draw:text-box>
              <text:p>control</text:p>
            </draw:text-box>
          </draw:frame>
        </draw:g>
        <draw:custom-shape draw:style-name="gr17" draw:text-style-name="P4" draw:layer="layout" svg:width="23.05cm" svg:height="12.45cm" svg:x="1.95cm" svg:y="3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4" draw:layer="layout" svg:width="2.5cm" svg:height="1.001cm" svg:x="1.95cm" svg:y="30.247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6" draw:layer="layout" svg:width="1.917cm" svg:height="1.675cm" svg:x="2.033cm" svg:y="30.25cm">
            <draw:text-box>
              <text:p>gui</text:p>
            </draw:text-box>
          </draw:frame>
        </draw:g>
        <draw:g>
          <draw:custom-shape draw:style-name="gr15" draw:text-style-name="P4" draw:layer="layout" svg:width="3cm" svg:height="1cm" svg:x="9.05cm" svg:y="8.802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20" draw:text-style-name="P6" draw:layer="layout" svg:width="2.9cm" svg:height="1cm" svg:x="9.05cm" svg:y="8.802cm">
            <draw:text-box>
              <text:p>service</text:p>
            </draw:text-box>
          </draw:frame>
        </draw:g>
        <draw:custom-shape draw:style-name="gr21" draw:text-style-name="P4" draw:layer="layout" svg:width="34.55cm" svg:height="10.598cm" svg:x="9cm" svg:y="9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2" draw:text-style-name="P4" draw:layer="layout" svg:width="26cm" svg:height="3.429cm" svg:x="10.5cm" svg:y="3.3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3.75cm" svg:height="1.071cm" svg:x="10.5cm" svg:y="2.29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24" draw:text-style-name="P6" draw:layer="layout" svg:width="3.38cm" svg:height="1.071cm" svg:x="10.87cm" svg:y="2.302cm">
            <draw:text-box>
              <text:p>domain</text:p>
            </draw:text-box>
          </draw:frame>
        </draw:g>
        <draw:g>
          <draw:custom-shape draw:style-name="gr25" draw:text-style-name="P4" draw:layer="layout" svg:width="14.15cm" svg:height="4.858cm" svg:x="34.05cm" svg:y="30.44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2.62cm" svg:height="1.143cm" svg:x="34.05cm" svg:y="29.295cm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27" draw:text-style-name="P6" draw:layer="layout" svg:width="3.483cm" svg:height="1.143cm" svg:x="34.226cm" svg:y="29.427cm">
            <draw:text-box>
              <text:p>data</text:p>
            </draw:text-box>
          </draw:frame>
        </draw:g>
        <draw:custom-shape draw:style-name="gr28" draw:text-style-name="P2" xml:id="id15" draw:id="id15" draw:layer="layout" svg:width="5.75cm" svg:height="2cm" svg:x="41.75cm" svg:y="32.3cm">
          <text:p text:style-name="P1">UserSqlAcc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44.625cm" svg:y1="32.3cm" svg:x2="41.9cm" svg:y2="13.65cm" draw:start-shape="id15" draw:start-glue-point="0" draw:end-shape="id11" draw:end-glue-point="1" svg:d="M44625 32300v-18650h-2725" svg:viewBox="0 0 2726 18651">
          <text:p/>
        </draw:connector>
        <draw:connector draw:style-name="gr8" draw:text-style-name="P4" draw:layer="layout" draw:line-skew="-0.001cm" svg:x1="10.575cm" svg:y1="38.75cm" svg:x2="10.075cm" svg:y2="41.252cm" draw:start-shape="id16" draw:start-glue-point="2" draw:end-shape="id6" draw:end-glue-point="0" svg:d="M10575 38750v1250h-500v1252" svg:viewBox="0 0 501 2503">
          <text:p/>
        </draw:connector>
        <draw:connector draw:style-name="gr8" draw:text-style-name="P4" draw:layer="layout" svg:x1="16.875cm" svg:y1="38.75cm" svg:x2="10.075cm" svg:y2="41.252cm" draw:start-shape="id17" draw:start-glue-point="2" draw:end-shape="id6" draw:end-glue-point="0" svg:d="M16875 38750v1251h-6800v1251" svg:viewBox="0 0 6801 2503">
          <text:p/>
        </draw:connector>
        <draw:connector draw:style-name="gr8" draw:text-style-name="P4" draw:layer="layout" draw:line-skew="1.873cm" svg:x1="7.475cm" svg:y1="35.002cm" svg:x2="10.075cm" svg:y2="41.252cm" draw:start-shape="id2" draw:start-glue-point="2" draw:end-shape="id6" draw:end-glue-point="0" svg:d="M7475 35002v4998h2600v1252" svg:viewBox="0 0 2601 6251">
          <text:p/>
        </draw:connector>
        <draw:line draw:style-name="gr29" draw:text-style-name="P4" draw:layer="layout" svg:x1="13.25cm" svg:y1="34.952cm" svg:x2="13.25cm" svg:y2="40cm">
          <text:p/>
        </draw:line>
        <draw:connector draw:style-name="gr8" draw:text-style-name="P4" draw:layer="layout" draw:line-skew="1.874cm" svg:x1="20.725cm" svg:y1="35cm" svg:x2="10.075cm" svg:y2="41.252cm" draw:start-shape="id18" draw:start-glue-point="2" draw:end-shape="id6" draw:end-glue-point="0" svg:d="M20725 35000v5000h-10650v1252" svg:viewBox="0 0 10651 6253">
          <text:p/>
        </draw:connector>
        <draw:connector draw:style-name="gr5" draw:text-style-name="P3" draw:layer="layout" draw:line-skew="2.225cm" svg:x1="8.075cm" svg:y1="26.1cm" svg:x2="13.275cm" svg:y2="32.952cm" draw:start-shape="id1" draw:start-glue-point="2" svg:d="M8075 26100v5915h5200v937" svg:viewBox="0 0 5201 6853">
          <text:p/>
        </draw:connector>
        <draw:connector draw:style-name="gr5" draw:text-style-name="P3" draw:layer="layout" draw:line-skew="2.45cm" svg:x1="8.075cm" svg:y1="26.1cm" svg:x2="20.725cm" svg:y2="33cm" draw:start-shape="id1" draw:start-glue-point="2" draw:end-shape="id18" draw:end-glue-point="0" svg:d="M8075 26100v5900h12650v1000" svg:viewBox="0 0 12651 6901">
          <text:p/>
        </draw:connector>
        <draw:connector draw:style-name="gr5" draw:text-style-name="P3" draw:layer="layout" draw:line-skew="0.575cm" svg:x1="8.075cm" svg:y1="26.1cm" svg:x2="16.875cm" svg:y2="36.75cm" draw:start-shape="id1" draw:start-glue-point="2" draw:end-shape="id17" draw:end-glue-point="0" svg:d="M8075 26100v5900h8800v4750" svg:viewBox="0 0 8801 10651">
          <text:p/>
        </draw:connector>
        <draw:connector draw:style-name="gr5" draw:text-style-name="P3" draw:layer="layout" draw:line-skew="0.575cm" svg:x1="8.075cm" svg:y1="26.1cm" svg:x2="10.575cm" svg:y2="36.75cm" draw:start-shape="id1" draw:start-glue-point="2" draw:end-shape="id16" draw:end-glue-point="0" svg:d="M8075 26100v5900h2500v4750" svg:viewBox="0 0 2501 10651">
          <text:p/>
        </draw:connector>
        <draw:connector draw:style-name="gr5" draw:text-style-name="P3" draw:layer="layout" draw:line-skew="0.225cm" svg:x1="8.075cm" svg:y1="26.1cm" svg:x2="4.525cm" svg:y2="36.952cm" draw:start-shape="id1" draw:start-glue-point="2" svg:d="M8075 26100v5915h-3550v4937" svg:viewBox="0 0 3551 10853">
          <text:p/>
        </draw:connector>
        <draw:custom-shape draw:style-name="gr4" draw:text-style-name="P2" draw:layer="layout" svg:width="3.5cm" svg:height="2cm" svg:x="11.75cm" svg:y="33cm">
          <text:p text:style-name="P1">ViewErr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xml:id="id18" draw:id="id18" draw:layer="layout" svg:width="6.55cm" svg:height="2cm" svg:x="17.45cm" svg:y="33cm">
          <text:p text:style-name="P1">ViewCreateAnno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xml:id="id19" draw:id="id19" draw:layer="layout" svg:width="6.25cm" svg:height="2cm" svg:x="15.6cm" svg:y="15.2cm">
          <text:p text:style-name="P1">AnnoncesCre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line-skew="3.375cm" svg:x1="18.675cm" svg:y1="24.05cm" svg:x2="18.725cm" svg:y2="17.2cm" draw:start-shape="id3" draw:start-glue-point="0" draw:end-shape="id19" draw:end-glue-point="2" svg:d="M18675 24050v-50h50v-6800" svg:viewBox="0 0 51 6851">
          <text:p/>
        </draw:connector>
        <draw:custom-shape draw:style-name="gr32" draw:text-style-name="P2" xml:id="id11" draw:id="id11" draw:layer="layout" svg:width="4.1cm" svg:height="2cm" svg:x="37.8cm" svg:y="12.65cm">
          <text:p text:style-name="P1">UserAccess Interfac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1.298cm" svg:height="0.89cm" svg:x="40.35cm" svg:y="12.26cm">
          <draw:text-box>
            <text:p><text:span text:style-name="T1">&lt;I&gt;</text:span></text:p>
          </draw:text-box>
        </draw:frame>
        <draw:custom-shape draw:style-name="gr1" draw:text-style-name="P2" xml:id="id20" draw:id="id20" draw:layer="layout" svg:width="4.75cm" svg:height="2cm" svg:x="30.3cm" svg:y="12.652cm">
          <text:p text:style-name="P1">UserCheck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.75cm" svg:height="2cm" svg:x="34.35cm" svg:y="17.4cm">
          <text:p text:style-name="P1">UserCre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line-skew="3.398cm" svg:x1="32.675cm" svg:y1="12.652cm" svg:x2="32.625cm" svg:y2="6.052cm" draw:start-shape="id20" draw:start-glue-point="0" draw:end-shape="id12" draw:end-glue-point="2" svg:d="M32675 12652v98h-50v-6698" svg:viewBox="0 0 51 6699">
          <text:p/>
        </draw:connector>
        <draw:connector draw:style-name="gr7" draw:text-style-name="P3" draw:layer="layout" draw:line-skew="4.374cm" svg:x1="18.725cm" svg:y1="15.2cm" svg:x2="18.675cm" svg:y2="6.052cm" draw:start-shape="id19" draw:start-glue-point="0" draw:end-shape="id10" draw:end-glue-point="2" svg:d="M18725 15200v-200h-50v-8948" svg:viewBox="0 0 51 9149">
          <text:p/>
        </draw:connector>
        <draw:connector draw:style-name="gr7" draw:text-style-name="P3" draw:layer="layout" svg:x1="20.55cm" svg:y1="25.05cm" svg:x2="36.725cm" svg:y2="19.4cm" draw:start-shape="id3" draw:start-glue-point="1" draw:end-shape="id13" draw:end-glue-point="2" svg:d="M20550 25050h16175v-5650" svg:viewBox="0 0 16176 5651">
          <text:p/>
        </draw:connector>
        <draw:connector draw:style-name="gr7" draw:text-style-name="P3" draw:layer="layout" svg:x1="20.55cm" svg:y1="25.05cm" svg:x2="32.675cm" svg:y2="14.652cm" draw:start-shape="id3" draw:start-glue-point="1" draw:end-shape="id20" draw:end-glue-point="2" svg:d="M20550 25050h12125v-10398" svg:viewBox="0 0 12126 10399">
          <text:p/>
        </draw:connector>
        <draw:connector draw:style-name="gr7" draw:text-style-name="P3" draw:layer="layout" svg:x1="35.05cm" svg:y1="13.652cm" svg:x2="37.8cm" svg:y2="13.65cm" draw:start-shape="id20" draw:start-glue-point="1" draw:end-shape="id11" draw:end-glue-point="3" svg:d="M35050 13652h1375v-2h1375" svg:viewBox="0 0 2751 3">
          <text:p/>
        </draw:connector>
        <draw:connector draw:style-name="gr7" draw:text-style-name="P3" draw:layer="layout" svg:x1="39.1cm" svg:y1="18.4cm" svg:x2="39.85cm" svg:y2="14.65cm" draw:start-shape="id13" draw:start-glue-point="1" draw:end-shape="id11" draw:end-glue-point="2" svg:d="M39100 18400h750v-3750" svg:viewBox="0 0 751 3751">
          <text:p/>
        </draw:connector>
        <draw:connector draw:style-name="gr7" draw:text-style-name="P3" draw:layer="layout" svg:x1="16.8cm" svg:y1="25.05cm" svg:x2="12.7cm" svg:y2="14.5cm" draw:start-shape="id3" draw:start-glue-point="3" draw:end-shape="id9" draw:end-glue-point="2" svg:d="M16800 25050h-4100v-10550" svg:viewBox="0 0 4101 10551">
          <text:p/>
        </draw:connector>
        <draw:connector draw:style-name="gr7" draw:text-style-name="P3" draw:layer="layout" svg:x1="20.55cm" svg:y1="25.05cm" svg:x2="39.85cm" svg:y2="14.65cm" draw:start-shape="id3" draw:start-glue-point="1" draw:end-shape="id11" draw:end-glue-point="2" svg:d="M20550 25050h19300v-10400" svg:viewBox="0 0 19301 10401">
          <text:p/>
        </draw:connector>
        <draw:custom-shape draw:style-name="gr33" draw:text-style-name="P2" xml:id="id16" draw:id="id16" draw:layer="layout" svg:width="3.35cm" svg:height="2cm" svg:x="8.9cm" svg:y="36.75cm">
          <text:p text:style-name="P1">ViewP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xml:id="id17" draw:id="id17" draw:layer="layout" svg:width="5.25cm" svg:height="2cm" svg:x="14.25cm" svg:y="36.75cm">
          <text:p text:style-name="P1">ViewCreateUs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8cm" svg:y1="13.5cm" svg:x2="20.75cm" svg:y2="13.5cm" draw:start-shape="id9" draw:start-glue-point="1" draw:end-shape="id4" draw:end-glue-point="3" svg:d="M15800 13500h4950" svg:viewBox="0 0 4951 1">
          <text:p/>
        </draw:connector>
        <draw:connector draw:style-name="gr7" draw:text-style-name="P3" draw:layer="layout" draw:line-skew="-1.026cm" svg:x1="23.55cm" svg:y1="12.5cm" svg:x2="18.675cm" svg:y2="6.052cm" draw:start-shape="id4" draw:start-glue-point="0" draw:end-shape="id10" draw:end-glue-point="2" svg:d="M23550 12500v-4250h-4875v-2198" svg:viewBox="0 0 4876 6449">
          <text:p/>
        </draw:connector>
        <draw:connector draw:style-name="gr7" draw:text-style-name="P3" draw:layer="layout" svg:x1="8.075cm" svg:y1="24.1cm" svg:x2="15.6cm" svg:y2="16.2cm" draw:start-shape="id1" draw:start-glue-point="0" draw:end-shape="id19" draw:end-glue-point="3" svg:d="M8075 24100v-7900h7525" svg:viewBox="0 0 7526 7901">
          <text:p/>
        </draw:connector>
        <draw:connector draw:style-name="gr7" draw:text-style-name="P3" draw:layer="layout" svg:x1="8.075cm" svg:y1="24.1cm" svg:x2="34.35cm" svg:y2="18.4cm" draw:start-shape="id1" draw:start-glue-point="0" draw:end-shape="id13" draw:end-glue-point="3" svg:d="M8075 24100v-5700h26275" svg:viewBox="0 0 26276 5701">
          <text:p/>
        </draw:connector>
        <draw:connector draw:style-name="gr7" draw:text-style-name="P3" draw:layer="layout" svg:x1="21.85cm" svg:y1="16.2cm" svg:x2="23.55cm" svg:y2="14.5cm" draw:start-shape="id19" draw:start-glue-point="1" draw:end-shape="id4" draw:end-glue-point="2" svg:d="M21850 16200h1700v-1700" svg:viewBox="0 0 170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Extrémités_20_de_20_flèche_20_3" draw:display-name="Extrémités de flèche 3" svg:viewBox="0 0 20 20" svg:d="M0 20l10-20 10 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2T10:31:16.299000000</meta:creation-date>
    <dc:date>2026-02-01T15:22:35.968000000</dc:date>
    <meta:editing-duration>PT7H15M27S</meta:editing-duration>
    <meta:editing-cycles>68</meta:editing-cycles>
    <meta:generator>LibreOffice/7.4.3.2$Windows_X86_64 LibreOffice_project/1048a8393ae2eeec98dff31b5c133c5f1d08b890</meta:generator>
    <meta:document-statistic meta:object-count="78"/>
  </office:meta>
</office:document-meta>
</file>